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2mm"/>
    </style:style>
    <style:style style:name="co2" style:family="table-column">
      <style:table-column-properties fo:break-before="auto" style:column-width="17.25mm"/>
    </style:style>
    <style:style style:name="co3" style:family="table-column">
      <style:table-column-properties fo:break-before="auto" style:column-width="19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UnionFileBinomialeTasMin" table:style-name="ta1">
        <table:shapes>
          <draw:frame draw:z-index="0" draw:style-name="gr1" draw:text-style-name="P1" svg:width="254.54mm" svg:height="136.7mm" svg:x="15.88mm" svg:y="36.98mm">
            <loext:p draw:notify-on-update-of-ranges="averageUnionFileBinomialeTasMin.B1:averageUnionFileBinomialeTasMin.I1 averageUnionFileBinomialeTasMin.A7:averageUnionFileBinomialeTasMin.A7 averageUnionFileBinomialeTasMin.B7:averageUnionFileBinomialeTasMin.I7 averageUnionFileBinomialeTasMin.A6:averageUnionFileBinomialeTasMin.A6 averageUnionFileBinomialeTasMin.B6:averageUnionFileBinomialeTasMin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2860" calcext:value-type="float">
            <text:p>2860</text:p>
          </table:table-cell>
          <table:table-cell office:value-type="float" office:value="784" calcext:value-type="float">
            <text:p>784</text:p>
          </table:table-cell>
          <table:table-cell office:value-type="float" office:value="1226" calcext:value-type="float">
            <text:p>1226</text:p>
          </table:table-cell>
          <table:table-cell office:value-type="float" office:value="1278" calcext:value-type="float">
            <text:p>1278</text:p>
          </table:table-cell>
          <table:table-cell office:value-type="float" office:value="2105" calcext:value-type="float">
            <text:p>2105</text:p>
          </table:table-cell>
          <table:table-cell office:value-type="float" office:value="3846" calcext:value-type="float">
            <text:p>3846</text:p>
          </table:table-cell>
          <table:table-cell office:value-type="float" office:value="5796" calcext:value-type="float">
            <text:p>5796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string" calcext:value-type="string">
            <text:p>TasMin Tableau</text:p>
          </table:table-cell>
          <table:table-cell office:value-type="float" office:value="19664" calcext:value-type="float">
            <text:p>19664</text:p>
          </table:table-cell>
          <table:table-cell office:value-type="float" office:value="12318" calcext:value-type="float">
            <text:p>12318</text:p>
          </table:table-cell>
          <table:table-cell office:value-type="float" office:value="27402" calcext:value-type="float">
            <text:p>27402</text:p>
          </table:table-cell>
          <table:table-cell office:value-type="float" office:value="46489" calcext:value-type="float">
            <text:p>46489</text:p>
          </table:table-cell>
          <table:table-cell office:value-type="float" office:value="222740" calcext:value-type="float">
            <text:p>222740</text:p>
          </table:table-cell>
          <table:table-cell office:value-type="float" office:value="457668" calcext:value-type="float">
            <text:p>457668</text:p>
          </table:table-cell>
          <table:table-cell office:value-type="float" office:value="938504" calcext:value-type="float">
            <text:p>938504</text:p>
          </table:table-cell>
          <table:table-cell office:value-type="float" office:value="2860623" calcext:value-type="float">
            <text:p>286062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le Binomiale</text:p>
          </table:table-cell>
          <table:table-cell table:formula="of:=[.B2]/(1000000)" office:value-type="float" office:value="0.00286" calcext:value-type="float">
            <text:p>0,00286</text:p>
          </table:table-cell>
          <table:table-cell table:formula="of:=[.C2]/(1000000)" office:value-type="float" office:value="0.000784" calcext:value-type="float">
            <text:p>0,000784</text:p>
          </table:table-cell>
          <table:table-cell table:formula="of:=[.D2]/(1000000)" office:value-type="float" office:value="0.001226" calcext:value-type="float">
            <text:p>0,001226</text:p>
          </table:table-cell>
          <table:table-cell table:formula="of:=[.E2]/(1000000)" office:value-type="float" office:value="0.001278" calcext:value-type="float">
            <text:p>0,001278</text:p>
          </table:table-cell>
          <table:table-cell table:formula="of:=[.F2]/(1000000)" office:value-type="float" office:value="0.002105" calcext:value-type="float">
            <text:p>0,002105</text:p>
          </table:table-cell>
          <table:table-cell table:formula="of:=[.G2]/(1000000)" office:value-type="float" office:value="0.003846" calcext:value-type="float">
            <text:p>0,003846</text:p>
          </table:table-cell>
          <table:table-cell table:formula="of:=[.H2]/(1000000)" office:value-type="float" office:value="0.005796" calcext:value-type="float">
            <text:p>0,005796</text:p>
          </table:table-cell>
          <table:table-cell table:formula="of:=[.I2]/(1000000)" office:value-type="float" office:value="0.006415" calcext:value-type="float">
            <text:p>0,006415</text:p>
          </table:table-cell>
        </table:table-row>
        <table:table-row table:style-name="ro1">
          <table:table-cell office:value-type="string" calcext:value-type="string">
            <text:p>TasMin Tableau</text:p>
          </table:table-cell>
          <table:table-cell table:formula="of:=[.B3]/(1000000)" office:value-type="float" office:value="0.019664" calcext:value-type="float">
            <text:p>0,019664</text:p>
          </table:table-cell>
          <table:table-cell table:formula="of:=[.C3]/(1000000)" office:value-type="float" office:value="0.012318" calcext:value-type="float">
            <text:p>0,012318</text:p>
          </table:table-cell>
          <table:table-cell table:formula="of:=[.D3]/(1000000)" office:value-type="float" office:value="0.027402" calcext:value-type="float">
            <text:p>0,027402</text:p>
          </table:table-cell>
          <table:table-cell table:formula="of:=[.E3]/(1000000)" office:value-type="float" office:value="0.046489" calcext:value-type="float">
            <text:p>0,046489</text:p>
          </table:table-cell>
          <table:table-cell table:formula="of:=[.F3]/(1000000)" office:value-type="float" office:value="0.22274" calcext:value-type="float">
            <text:p>0,22274</text:p>
          </table:table-cell>
          <table:table-cell table:formula="of:=[.G3]/(1000000)" office:value-type="float" office:value="0.457668" calcext:value-type="float">
            <text:p>0,457668</text:p>
          </table:table-cell>
          <table:table-cell table:formula="of:=[.H3]/(1000000)" office:value-type="float" office:value="0.938504" calcext:value-type="float">
            <text:p>0,938504</text:p>
          </table:table-cell>
          <table:table-cell table:formula="of:=[.I3]/(1000000)" office:value-type="float" office:value="2.860623" calcext:value-type="float">
            <text:p>2,860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3:37:31.082058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3:39:40.757011983</dc:date>
    <meta:editing-duration>PT9M33S</meta:editing-duration>
    <meta:editing-cycles>6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55cm" svg:height="13.671cm" xlink:href=".." xlink:type="simple" chart:class="chart:bar" chart:row-mapping="1 0" chart:style-name="ch1">
        <chart:title svg:x="6.899cm" svg:y="0.408cm" chart:style-name="ch2">
          <text:p>Comparaison méthode d'union d'une structure de données</text:p>
        </chart:title>
        <chart:legend chart:legend-position="bottom" svg:x="9.747cm" svg:y="12.861cm" style:legend-expansion="wide" chart:style-name="ch3"/>
        <chart:plot-area chart:style-name="ch4" table:cell-range-address="averageUnionFileBinomialeTasMin.B1:averageUnionFileBinomialeTasMin.I1 averageUnionFileBinomialeTasMin.A6:averageUnionFileBinomialeTasMin.I7" chart:data-source-has-labels="both" svg:x="1.513cm" svg:y="1.472cm" svg:width="23.433cm" svg:height="10.142cm">
          <chartooo:coordinate-region svg:x="2.278cm" svg:y="1.685cm" svg:width="22.668cm" svg:height="9.255cm"/>
          <chart:axis chart:dimension="x" chart:name="primary-x" chart:style-name="ch5" chartooo:axis-type="auto">
            <chartooo:date-scale/>
            <chart:title svg:x="10.798cm" svg:y="11.888cm" chart:style-name="ch6">
              <text:p>Nombre d'entrées dans le fichier</text:p>
            </chart:title>
            <chart:categories table:cell-range-address="averageUnionFileBinomialeTasMin.B1:averageUnionFileBinomialeTasMin.I1"/>
          </chart:axis>
          <chart:axis chart:dimension="y" chart:name="primary-y" chart:style-name="ch7">
            <chart:title svg:x="0.451cm" svg:y="7.477cm" chart:style-name="ch8">
              <text:p>Temps (ms)</text:p>
            </chart:title>
            <chart:grid chart:style-name="ch9" chart:class="major"/>
          </chart:axis>
          <chart:series chart:style-name="ch10" chart:values-cell-range-address="averageUnionFileBinomialeTasMin.B7:averageUnionFileBinomialeTasMin.I7" chart:label-cell-address="averageUnionFileBinomialeTasMin.A7:averageUnionFileBinomialeTasMin.A7" chart:class="chart:bar">
            <chart:data-point chart:repeated="8"/>
          </chart:series>
          <chart:series chart:style-name="ch11" chart:values-cell-range-address="averageUnionFileBinomialeTasMin.B6:averageUnionFileBinomialeTasMin.I6" chart:label-cell-address="averageUnionFileBinomialeTasMin.A6:averageUnionFileBinomialeTasMin.A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verageUnionFileBinomialeTasMin.B1:averageUnionFileBinomialeTasMin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TasMin Tableau</text:p>
                <draw:g>
                  <svg:desc>averageUnionFileBinomialeTasMin.A7:averageUnionFileBinomialeTasMin.A7</svg:desc>
                </draw:g>
              </table:table-cell>
              <table:table-cell office:value-type="float" office:value="0.019664">
                <text:p>0.019664</text:p>
                <draw:g>
                  <svg:desc>averageUnionFileBinomialeTasMin.B7:averageUnionFileBinomialeTasMin.I7</svg:desc>
                </draw:g>
              </table:table-cell>
              <table:table-cell office:value-type="float" office:value="0.012318">
                <text:p>0.012318</text:p>
              </table:table-cell>
              <table:table-cell office:value-type="float" office:value="0.027402">
                <text:p>0.027402</text:p>
              </table:table-cell>
              <table:table-cell office:value-type="float" office:value="0.046489">
                <text:p>0.046489</text:p>
              </table:table-cell>
              <table:table-cell office:value-type="float" office:value="0.22274">
                <text:p>0.22274</text:p>
              </table:table-cell>
              <table:table-cell office:value-type="float" office:value="0.457668">
                <text:p>0.457668</text:p>
              </table:table-cell>
              <table:table-cell office:value-type="float" office:value="0.938504">
                <text:p>0.938504</text:p>
              </table:table-cell>
              <table:table-cell office:value-type="float" office:value="2.860623">
                <text:p>2.860623</text:p>
              </table:table-cell>
            </table:table-row>
            <table:table-row>
              <table:table-cell office:value-type="string">
                <text:p>File Binomiale</text:p>
                <draw:g>
                  <svg:desc>averageUnionFileBinomialeTasMin.A6:averageUnionFileBinomialeTasMin.A6</svg:desc>
                </draw:g>
              </table:table-cell>
              <table:table-cell office:value-type="float" office:value="0.00286">
                <text:p>0.00286</text:p>
                <draw:g>
                  <svg:desc>averageUnionFileBinomialeTasMin.B6:averageUnionFileBinomialeTasMin.I6</svg:desc>
                </draw:g>
              </table:table-cell>
              <table:table-cell office:value-type="float" office:value="0.000784">
                <text:p>0.000784</text:p>
              </table:table-cell>
              <table:table-cell office:value-type="float" office:value="0.001226">
                <text:p>0.001226</text:p>
              </table:table-cell>
              <table:table-cell office:value-type="float" office:value="0.001278">
                <text:p>0.001278</text:p>
              </table:table-cell>
              <table:table-cell office:value-type="float" office:value="0.002105">
                <text:p>0.002105</text:p>
              </table:table-cell>
              <table:table-cell office:value-type="float" office:value="0.003846">
                <text:p>0.003846</text:p>
              </table:table-cell>
              <table:table-cell office:value-type="float" office:value="0.005796">
                <text:p>0.005796</text:p>
              </table:table-cell>
              <table:table-cell office:value-type="float" office:value="0.006415">
                <text:p>0.006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